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仿宋_GBK2" svg:font-family="方正仿宋_GBK" style:font-adornments="粗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表格1" style:family="table">
      <style:table-properties style:width="19.412cm" fo:margin-left="-0.769cm" table:align="left" style:writing-mode="page"/>
    </style:style>
    <style:style style:name="表格1.A" style:family="table-column">
      <style:table-column-properties style:column-width="1.395cm"/>
    </style:style>
    <style:style style:name="表格1.B" style:family="table-column">
      <style:table-column-properties style:column-width="2.621cm"/>
    </style:style>
    <style:style style:name="表格1.C" style:family="table-column">
      <style:table-column-properties style:column-width="7.193cm"/>
    </style:style>
    <style:style style:name="表格1.D" style:family="table-column">
      <style:table-column-properties style:column-width="8.202cm"/>
    </style:style>
    <style:style style:name="表格1.1" style:family="table-row">
      <style:table-row-properties style:min-row-height="0.2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699cm"/>
    </style:style>
    <style:style style:name="表格1.12" style:family="table-row">
      <style:table-row-properties style:min-row-height="2.027cm"/>
    </style:style>
    <style:style style:name="表格1.22" style:family="table-row">
      <style:table-row-properties style:min-row-height="0.73cm"/>
    </style:style>
    <style:style style:name="表格2" style:family="table">
      <style:table-properties style:width="19.29cm" fo:margin-left="0cm" table:align="left" style:writing-mode="page"/>
    </style:style>
    <style:style style:name="表格2.A" style:family="table-column">
      <style:table-column-properties style:column-width="2.79cm"/>
    </style:style>
    <style:style style:name="表格2.B" style:family="table-column">
      <style:table-column-properties style:column-width="4.209cm"/>
    </style:style>
    <style:style style:name="表格2.C" style:family="table-column">
      <style:table-column-properties style:column-width="3.759cm"/>
    </style:style>
    <style:style style:name="表格2.D" style:family="table-column">
      <style:table-column-properties style:column-width="8.532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3" style:family="table-row">
      <style:table-row-properties style:min-row-height="4.09cm"/>
    </style:style>
    <style:style style:name="表格2.5" style:family="table-row">
      <style:table-row-properties style:min-row-height="2.023cm"/>
    </style:style>
    <style:style style:name="表格2.6" style:family="table-row">
      <style:table-row-properties style:min-row-height="0.501cm"/>
    </style:style>
    <style:style style:name="表格2.7" style:family="table-row">
      <style:table-row-properties style:min-row-height="0.46cm"/>
    </style:style>
    <style:style style:name="表格3" style:family="table">
      <style:table-properties style:width="19.607cm" fo:margin-left="-0.961cm" table:align="left" style:writing-mode="page"/>
    </style:style>
    <style:style style:name="表格3.A" style:family="table-column">
      <style:table-column-properties style:column-width="1.395cm"/>
    </style:style>
    <style:style style:name="表格3.B" style:family="table-column">
      <style:table-column-properties style:column-width="2.212cm"/>
    </style:style>
    <style:style style:name="表格3.C" style:family="table-column">
      <style:table-column-properties style:column-width="3.993cm"/>
    </style:style>
    <style:style style:name="表格3.D" style:family="table-column">
      <style:table-column-properties style:column-width="12.007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D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74c07"/>
    </style:style>
    <style:style style:name="P2" style:family="paragraph" style:parent-style-name="Text_20_body">
      <style:text-properties officeooo:paragraph-rsid="00289a34"/>
    </style:style>
    <style:style style:name="P3" style:family="paragraph" style:parent-style-name="Text_20_body">
      <style:text-properties officeooo:paragraph-rsid="00f5e58a"/>
    </style:style>
    <style:style style:name="P4" style:family="paragraph" style:parent-style-name="Text_20_body">
      <style:text-properties officeooo:paragraph-rsid="00f958ac"/>
    </style:style>
    <style:style style:name="P5" style:family="paragraph" style:parent-style-name="Text_20_body">
      <style:text-properties officeooo:paragraph-rsid="01095428"/>
    </style:style>
    <style:style style:name="P6" style:family="paragraph" style:parent-style-name="Text_20_body">
      <style:text-properties officeooo:paragraph-rsid="010a518c"/>
    </style:style>
    <style:style style:name="P7" style:family="paragraph" style:parent-style-name="Text_20_body">
      <style:text-properties officeooo:rsid="010a518c" officeooo:paragraph-rsid="010a518c"/>
    </style:style>
    <style:style style:name="P8" style:family="paragraph" style:parent-style-name="Text_20_body">
      <style:text-properties officeooo:rsid="010a518c" officeooo:paragraph-rsid="011b5b2c"/>
    </style:style>
    <style:style style:name="P9" style:family="paragraph" style:parent-style-name="Text_20_body">
      <style:text-properties officeooo:rsid="010a518c" officeooo:paragraph-rsid="00b6c749"/>
    </style:style>
    <style:style style:name="P10" style:family="paragraph" style:parent-style-name="Text_20_body">
      <style:text-properties officeooo:paragraph-rsid="010bc0f5"/>
    </style:style>
    <style:style style:name="P11" style:family="paragraph" style:parent-style-name="Text_20_body">
      <style:text-properties officeooo:rsid="011048e3"/>
    </style:style>
    <style:style style:name="P12" style:family="paragraph" style:parent-style-name="Text_20_body">
      <style:text-properties officeooo:paragraph-rsid="0113db9e"/>
    </style:style>
    <style:style style:name="P13" style:family="paragraph" style:parent-style-name="Text_20_body">
      <style:text-properties officeooo:paragraph-rsid="01154e8d"/>
    </style:style>
    <style:style style:name="P14" style:family="paragraph" style:parent-style-name="Text_20_body">
      <style:text-properties officeooo:paragraph-rsid="0115d2a3"/>
    </style:style>
    <style:style style:name="P15" style:family="paragraph" style:parent-style-name="Text_20_body">
      <style:text-properties officeooo:paragraph-rsid="01167cd7"/>
    </style:style>
    <style:style style:name="P16" style:family="paragraph" style:parent-style-name="Text_20_body">
      <style:text-properties officeooo:paragraph-rsid="0119db7b"/>
    </style:style>
    <style:style style:name="P17" style:family="paragraph" style:parent-style-name="Text_20_body">
      <style:text-properties officeooo:rsid="0117f5b1"/>
    </style:style>
    <style:style style:name="P18" style:family="paragraph" style:parent-style-name="Text_20_body">
      <style:text-properties officeooo:paragraph-rsid="011bbf28"/>
    </style:style>
    <style:style style:name="P19" style:family="paragraph" style:parent-style-name="Text_20_body">
      <style:text-properties style:text-underline-style="none"/>
    </style:style>
    <style:style style:name="P20" style:family="paragraph" style:parent-style-name="Text_20_body">
      <style:text-properties style:text-underline-style="none" officeooo:rsid="010a518c" officeooo:paragraph-rsid="011bbf28"/>
    </style:style>
    <style:style style:name="P21" style:family="paragraph" style:parent-style-name="Text_20_body">
      <style:text-properties style:text-underline-style="none" officeooo:paragraph-rsid="011bbf28"/>
    </style:style>
    <style:style style:name="P22" style:family="paragraph" style:parent-style-name="Text_20_body">
      <style:text-properties style:text-underline-style="none" officeooo:paragraph-rsid="011fcf72"/>
    </style:style>
    <style:style style:name="P23" style:family="paragraph" style:parent-style-name="Text_20_body">
      <style:text-properties officeooo:paragraph-rsid="011fcf72"/>
    </style:style>
    <style:style style:name="P24" style:family="paragraph" style:parent-style-name="Text_20_body">
      <style:text-properties style:text-line-through-style="none" style:text-line-through-type="none" officeooo:rsid="0035389a" officeooo:paragraph-rsid="010a518c"/>
    </style:style>
    <style:style style:name="P25" style:family="paragraph" style:parent-style-name="Text_20_body">
      <style:text-properties style:text-line-through-style="none" style:text-line-through-type="none" officeooo:rsid="0035389a" officeooo:paragraph-rsid="011bbf28"/>
    </style:style>
    <style:style style:name="P26" style:family="paragraph" style:parent-style-name="Text_20_body">
      <style:text-properties style:text-line-through-style="none" style:text-line-through-type="none" officeooo:rsid="0119db7b" officeooo:paragraph-rsid="011bbf28"/>
    </style:style>
    <style:style style:name="P27" style:family="paragraph" style:parent-style-name="Text_20_body">
      <style:text-properties style:text-line-through-style="none" style:text-line-through-type="none" officeooo:rsid="009e901d"/>
    </style:style>
    <style:style style:name="P28" style:family="paragraph" style:parent-style-name="Text_20_body">
      <style:text-properties style:text-line-through-style="none" style:text-line-through-type="none" fo:font-size="10.5pt" officeooo:rsid="011fcf72" officeooo:paragraph-rsid="011fcf72" style:font-size-asian="10.5pt" style:font-size-complex="10.5pt"/>
    </style:style>
    <style:style style:name="P29" style:family="paragraph" style:parent-style-name="Text_20_body">
      <style:text-properties fo:font-size="10.5pt" officeooo:rsid="0039faaf" officeooo:paragraph-rsid="011d5cf4" style:font-size-asian="10.5pt" style:font-size-complex="10.5pt"/>
    </style:style>
    <style:style style:name="P30" style:family="paragraph" style:parent-style-name="Text_20_body">
      <style:text-properties fo:font-size="10.5pt" officeooo:rsid="010728a9" officeooo:paragraph-rsid="011d5cf4" style:font-size-asian="10.5pt" style:font-size-complex="10.5pt"/>
    </style:style>
    <style:style style:name="P31" style:family="paragraph" style:parent-style-name="Text_20_body">
      <style:text-properties officeooo:rsid="011c36c4" officeooo:paragraph-rsid="011d5cf4"/>
    </style:style>
    <style:style style:name="P32" style:family="paragraph" style:parent-style-name="Text_20_body">
      <style:text-properties officeooo:rsid="011b5b2c" officeooo:paragraph-rsid="011d5cf4"/>
    </style:style>
    <style:style style:name="P33" style:family="paragraph" style:parent-style-name="Text_20_body">
      <style:text-properties officeooo:paragraph-rsid="01268dfb"/>
    </style:style>
    <style:style style:name="P34" style:family="paragraph" style:parent-style-name="Table_20_Contents">
      <style:text-properties fo:font-size="10.5pt" officeooo:paragraph-rsid="010a518c" style:font-size-asian="10.5pt" style:font-size-complex="10.5pt"/>
    </style:style>
    <style:style style:name="P35" style:family="paragraph" style:parent-style-name="Table_20_Contents">
      <style:text-properties officeooo:paragraph-rsid="010a518c"/>
    </style:style>
    <style:style style:name="P36" style:family="paragraph" style:parent-style-name="Table_20_Contents">
      <style:text-properties officeooo:rsid="011fcf72" officeooo:paragraph-rsid="011fcf72"/>
    </style:style>
    <style:style style:name="P37" style:family="paragraph" style:parent-style-name="Table_20_Contents">
      <style:text-properties officeooo:paragraph-rsid="012197ae"/>
    </style:style>
    <style:style style:name="P38" style:family="paragraph" style:parent-style-name="Table_20_Contents">
      <style:text-properties style:font-name="方正仿宋_GBK" officeooo:rsid="011d5cf4" officeooo:paragraph-rsid="011d5cf4" style:font-name-asian="方正仿宋_GBK"/>
    </style:style>
    <style:style style:name="P39" style:family="paragraph" style:parent-style-name="Table_20_Contents">
      <style:text-properties officeooo:paragraph-rsid="012731a6"/>
    </style:style>
    <style:style style:name="P40" style:family="paragraph" style:parent-style-name="Standard">
      <style:text-properties officeooo:paragraph-rsid="00fd87d1"/>
    </style:style>
    <style:style style:name="P41" style:family="paragraph" style:parent-style-name="Standard">
      <style:text-properties officeooo:paragraph-rsid="010a518c"/>
    </style:style>
    <style:style style:name="P42" style:family="paragraph" style:parent-style-name="标题1">
      <style:text-properties fo:font-size="16pt" officeooo:rsid="011c36c4" officeooo:paragraph-rsid="011c36c4" style:font-size-asian="16pt" style:font-size-complex="16pt"/>
    </style:style>
    <style:style style:name="P43" style:family="paragraph" style:parent-style-name="标题1">
      <style:text-properties officeooo:paragraph-rsid="011c36c4"/>
    </style:style>
    <style:style style:name="P44" style:family="paragraph" style:parent-style-name="Text_20_body">
      <style:text-properties style:text-line-through-style="none" style:text-line-through-type="none" fo:font-size="10.5pt" officeooo:rsid="011fcf72" officeooo:paragraph-rsid="011b5b2c" style:font-size-asian="10.5pt" style:font-size-complex="10.5pt"/>
    </style:style>
    <style:style style:name="P45" style:family="paragraph" style:parent-style-name="Text_20_body">
      <style:text-properties style:text-line-through-style="none" style:text-line-through-type="none" fo:font-size="10.5pt" officeooo:rsid="0032d9dc" officeooo:paragraph-rsid="011b5b2c" style:font-size-asian="10.5pt" style:font-size-complex="10.5pt"/>
    </style:style>
    <style:style style:name="P46" style:family="paragraph" style:parent-style-name="Text_20_body">
      <style:text-properties officeooo:rsid="01296dda" officeooo:paragraph-rsid="01296dda"/>
    </style:style>
    <style:style style:name="P47" style:family="paragraph" style:parent-style-name="Table_20_Contents">
      <style:text-properties officeooo:rsid="012197ae"/>
    </style:style>
    <style:style style:name="P48" style:family="paragraph" style:parent-style-name="Contents_20_1">
      <style:paragraph-properties>
        <style:tab-stops>
          <style:tab-stop style:position="17.679cm" style:type="right" style:leader-style="dotted" style:leader-text="."/>
        </style:tab-stops>
      </style:paragraph-properties>
    </style:style>
    <style:style style:name="P49" style:family="paragraph" style:parent-style-name="标题1">
      <style:text-properties style:text-position="0% 100%" fo:font-size="16pt" style:font-size-asian="16pt" style:font-size-complex="16pt"/>
    </style:style>
    <style:style style:name="P50" style:family="paragraph" style:parent-style-name="标题1">
      <style:text-properties fo:font-size="16pt" style:font-size-asian="16pt" style:font-size-complex="16pt"/>
    </style:style>
    <style:style style:name="P51" style:family="paragraph" style:parent-style-name="标题1">
      <style:text-properties fo:font-size="16pt" fo:font-weight="bold" style:font-size-asian="16pt" style:font-weight-asian="bold" style:font-size-complex="16pt" style:font-weight-complex="bold"/>
    </style:style>
    <style:style style:name="P52" style:family="paragraph" style:parent-style-name="标题1">
      <style:text-properties officeooo:paragraph-rsid="011b5b2c"/>
    </style:style>
    <style:style style:name="T1" style:family="text">
      <style:text-properties officeooo:rsid="0018d40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8d40d"/>
    </style:style>
    <style:style style:name="T4" style:family="text">
      <style:text-properties style:text-line-through-style="none" style:text-line-through-type="none" officeooo:rsid="002caaf4"/>
    </style:style>
    <style:style style:name="T5" style:family="text">
      <style:text-properties style:text-line-through-style="none" style:text-line-through-type="none" officeooo:rsid="002ea2be"/>
    </style:style>
    <style:style style:name="T6" style:family="text">
      <style:text-properties style:text-line-through-style="none" style:text-line-through-type="none" officeooo:rsid="0035389a"/>
    </style:style>
    <style:style style:name="T7" style:family="text">
      <style:text-properties style:text-line-through-style="none" style:text-line-through-type="none" officeooo:rsid="00360a72"/>
    </style:style>
    <style:style style:name="T8" style:family="text">
      <style:text-properties style:text-line-through-style="none" style:text-line-through-type="none" officeooo:rsid="0048146d"/>
    </style:style>
    <style:style style:name="T9" style:family="text">
      <style:text-properties style:text-line-through-style="none" style:text-line-through-type="none" officeooo:rsid="0080f0c6"/>
    </style:style>
    <style:style style:name="T10" style:family="text">
      <style:text-properties style:text-line-through-style="none" style:text-line-through-type="none" officeooo:rsid="009ac7bb"/>
    </style:style>
    <style:style style:name="T11" style:family="text">
      <style:text-properties style:text-line-through-style="none" style:text-line-through-type="none" officeooo:rsid="009e901d"/>
    </style:style>
    <style:style style:name="T12" style:family="text">
      <style:text-properties style:text-line-through-style="none" style:text-line-through-type="none" officeooo:rsid="00b902b8"/>
    </style:style>
    <style:style style:name="T13" style:family="text">
      <style:text-properties style:text-line-through-style="none" style:text-line-through-type="none" officeooo:rsid="00bc128e"/>
    </style:style>
    <style:style style:name="T14" style:family="text">
      <style:text-properties style:text-line-through-style="none" style:text-line-through-type="none" officeooo:rsid="00c23c3a"/>
    </style:style>
    <style:style style:name="T15" style:family="text">
      <style:text-properties style:text-line-through-style="none" style:text-line-through-type="none" officeooo:rsid="00c334e8"/>
    </style:style>
    <style:style style:name="T16" style:family="text">
      <style:text-properties style:text-line-through-style="none" style:text-line-through-type="none" officeooo:rsid="00e159e3"/>
    </style:style>
    <style:style style:name="T17" style:family="text">
      <style:text-properties style:text-line-through-style="none" style:text-line-through-type="none" officeooo:rsid="00f7634f"/>
    </style:style>
    <style:style style:name="T18" style:family="text">
      <style:text-properties style:text-line-through-style="none" style:text-line-through-type="none" officeooo:rsid="010728a9"/>
    </style:style>
    <style:style style:name="T19" style:family="text">
      <style:text-properties style:text-line-through-style="none" style:text-line-through-type="none" officeooo:rsid="01167cd7"/>
    </style:style>
    <style:style style:name="T20" style:family="text">
      <style:text-properties style:text-line-through-style="none" style:text-line-through-type="none" officeooo:rsid="0117f5b1"/>
    </style:style>
    <style:style style:name="T21" style:family="text">
      <style:text-properties style:text-line-through-style="none" style:text-line-through-type="none" officeooo:rsid="0119db7b"/>
    </style:style>
    <style:style style:name="T22" style:family="text">
      <style:text-properties style:text-line-through-style="none" style:text-line-through-type="none" fo:font-size="10.5pt" officeooo:rsid="0018d40d" style:font-size-asian="10.5pt" style:font-size-complex="10.5pt"/>
    </style:style>
    <style:style style:name="T23" style:family="text">
      <style:text-properties style:text-line-through-style="none" style:text-line-through-type="none" fo:font-size="10.5pt" officeooo:rsid="011d5cf4" style:font-size-asian="10.5pt" style:font-size-complex="10.5pt"/>
    </style:style>
    <style:style style:name="T24" style:family="text">
      <style:text-properties style:text-line-through-style="none" style:text-line-through-type="none" fo:font-size="10.5pt" officeooo:rsid="011fcf72" style:font-size-asian="10.5pt" style:font-size-complex="10.5pt"/>
    </style:style>
    <style:style style:name="T25" style:family="text">
      <style:text-properties style:font-name="方正仿宋_GBK" style:font-name-asian="方正仿宋_GBK"/>
    </style:style>
    <style:style style:name="T26" style:family="text">
      <style:text-properties style:font-name="方正仿宋_GBK" officeooo:rsid="0074320a" style:font-name-asian="方正仿宋_GBK"/>
    </style:style>
    <style:style style:name="T27" style:family="text">
      <style:text-properties style:font-name="方正仿宋_GBK" officeooo:rsid="00b49813" style:font-name-asian="方正仿宋_GBK"/>
    </style:style>
    <style:style style:name="T28" style:family="text">
      <style:text-properties style:font-name="方正仿宋_GBK" officeooo:rsid="0070bd39" style:font-name-asian="方正仿宋_GBK"/>
    </style:style>
    <style:style style:name="T29" style:family="text">
      <style:text-properties style:font-name="方正仿宋_GBK" officeooo:rsid="007286fa" style:font-name-asian="方正仿宋_GBK"/>
    </style:style>
    <style:style style:name="T30" style:family="text">
      <style:text-properties style:font-name="方正仿宋_GBK" officeooo:rsid="00c334e8" style:font-name-asian="方正仿宋_GBK"/>
    </style:style>
    <style:style style:name="T31" style:family="text">
      <style:text-properties style:font-name="方正仿宋_GBK" officeooo:rsid="0046955e" style:font-name-asian="方正仿宋_GBK"/>
    </style:style>
    <style:style style:name="T32" style:family="text">
      <style:text-properties style:font-name="方正仿宋_GBK" officeooo:rsid="003c7e11" style:font-name-asian="方正仿宋_GBK"/>
    </style:style>
    <style:style style:name="T33" style:family="text">
      <style:text-properties style:font-name="方正仿宋_GBK" officeooo:rsid="01027f1c" style:font-name-asian="方正仿宋_GBK"/>
    </style:style>
    <style:style style:name="T34" style:family="text">
      <style:text-properties style:font-name="方正仿宋_GBK" officeooo:rsid="0046955e"/>
    </style:style>
    <style:style style:name="T35" style:family="text">
      <style:text-properties officeooo:rsid="002caaf4"/>
    </style:style>
    <style:style style:name="T36" style:family="text">
      <style:text-properties officeooo:rsid="0039faaf"/>
    </style:style>
    <style:style style:name="T37" style:family="text">
      <style:text-properties officeooo:rsid="003aa0a9"/>
    </style:style>
    <style:style style:name="T38" style:family="text">
      <style:text-properties officeooo:rsid="003c417e"/>
    </style:style>
    <style:style style:name="T39" style:family="text">
      <style:text-properties officeooo:rsid="003c7e11"/>
    </style:style>
    <style:style style:name="T40" style:family="text">
      <style:text-properties officeooo:rsid="003cedb1"/>
    </style:style>
    <style:style style:name="T41" style:family="text">
      <style:text-properties officeooo:rsid="003ee65e"/>
    </style:style>
    <style:style style:name="T42" style:family="text">
      <style:text-properties officeooo:rsid="00451f6a"/>
    </style:style>
    <style:style style:name="T43" style:family="text">
      <style:text-properties officeooo:rsid="0046955e"/>
    </style:style>
    <style:style style:name="T44" style:family="text">
      <style:text-properties officeooo:rsid="0048146d"/>
    </style:style>
    <style:style style:name="T45" style:family="text">
      <style:text-properties officeooo:rsid="0049ff68"/>
    </style:style>
    <style:style style:name="T46" style:family="text">
      <style:text-properties officeooo:rsid="0056b2cc"/>
    </style:style>
    <style:style style:name="T47" style:family="text">
      <style:text-properties officeooo:rsid="005784fa"/>
    </style:style>
    <style:style style:name="T48" style:family="text">
      <style:text-properties officeooo:rsid="005982ef"/>
    </style:style>
    <style:style style:name="T49" style:family="text">
      <style:text-properties officeooo:rsid="005a8d86"/>
    </style:style>
    <style:style style:name="T50" style:family="text">
      <style:text-properties officeooo:rsid="005ab923"/>
    </style:style>
    <style:style style:name="T51" style:family="text">
      <style:text-properties officeooo:rsid="005afe9d"/>
    </style:style>
    <style:style style:name="T52" style:family="text">
      <style:text-properties officeooo:rsid="005ce79e"/>
    </style:style>
    <style:style style:name="T53" style:family="text">
      <style:text-properties officeooo:rsid="006a2701"/>
    </style:style>
    <style:style style:name="T54" style:family="text">
      <style:text-properties officeooo:rsid="006fde08"/>
    </style:style>
    <style:style style:name="T55" style:family="text">
      <style:text-properties officeooo:rsid="007286fa"/>
    </style:style>
    <style:style style:name="T56" style:family="text">
      <style:text-properties officeooo:rsid="0074320a"/>
    </style:style>
    <style:style style:name="T57" style:family="text">
      <style:text-properties officeooo:rsid="0074f241"/>
    </style:style>
    <style:style style:name="T58" style:family="text">
      <style:text-properties officeooo:rsid="00751e21"/>
    </style:style>
    <style:style style:name="T59" style:family="text">
      <style:text-properties officeooo:rsid="00752a2d"/>
    </style:style>
    <style:style style:name="T60" style:family="text">
      <style:text-properties officeooo:rsid="0076b739"/>
    </style:style>
    <style:style style:name="T61" style:family="text">
      <style:text-properties officeooo:rsid="0080f0c6"/>
    </style:style>
    <style:style style:name="T62" style:family="text">
      <style:text-properties officeooo:rsid="00b49813"/>
    </style:style>
    <style:style style:name="T63" style:family="text">
      <style:text-properties officeooo:rsid="00b621cb"/>
    </style:style>
    <style:style style:name="T64" style:family="text">
      <style:text-properties officeooo:rsid="00b710cd"/>
    </style:style>
    <style:style style:name="T65" style:family="text">
      <style:text-properties officeooo:rsid="00b902b8"/>
    </style:style>
    <style:style style:name="T66" style:family="text">
      <style:text-properties officeooo:rsid="00bc128e"/>
    </style:style>
    <style:style style:name="T67" style:family="text">
      <style:text-properties officeooo:rsid="00be08e2"/>
    </style:style>
    <style:style style:name="T68" style:family="text">
      <style:text-properties officeooo:rsid="00bed032"/>
    </style:style>
    <style:style style:name="T69" style:family="text">
      <style:text-properties officeooo:rsid="00c23c3a"/>
    </style:style>
    <style:style style:name="T70" style:family="text">
      <style:text-properties officeooo:rsid="00c334e8"/>
    </style:style>
    <style:style style:name="T71" style:family="text">
      <style:text-properties style:font-name-asian="方正仿宋_GBK"/>
    </style:style>
    <style:style style:name="T72" style:family="text">
      <style:text-properties style:font-name-asian="方正仿宋_GBK" style:font-style-asian="italic"/>
    </style:style>
    <style:style style:name="T73" style:family="text">
      <style:text-properties fo:font-size="10.5pt" style:font-size-asian="10.5pt" style:font-size-complex="10.5pt"/>
    </style:style>
    <style:style style:name="T74" style:family="text">
      <style:text-properties fo:font-size="10.5pt" officeooo:rsid="0018d40d" style:font-size-asian="10.5pt" style:font-size-complex="10.5pt"/>
    </style:style>
    <style:style style:name="T75" style:family="text">
      <style:text-properties fo:font-size="10.5pt" officeooo:rsid="0106e9bd" style:font-size-asian="10.5pt" style:font-size-complex="10.5pt"/>
    </style:style>
    <style:style style:name="T76" style:family="text">
      <style:text-properties fo:font-size="10.5pt" officeooo:rsid="0080f0c6" style:font-size-asian="10.5pt" style:font-size-complex="10.5pt"/>
    </style:style>
    <style:style style:name="T77" style:family="text">
      <style:text-properties fo:font-size="10.5pt" officeooo:rsid="010728a9" style:font-size-asian="10.5pt" style:font-size-complex="10.5pt"/>
    </style:style>
    <style:style style:name="T78" style:family="text">
      <style:text-properties fo:font-size="10.5pt" officeooo:rsid="006a2701" style:font-size-asian="10.5pt" style:font-size-complex="10.5pt"/>
    </style:style>
    <style:style style:name="T79" style:family="text">
      <style:text-properties fo:font-size="10.5pt" officeooo:rsid="01167cd7" style:font-size-asian="10.5pt" style:font-size-complex="10.5pt"/>
    </style:style>
    <style:style style:name="T80" style:family="text">
      <style:text-properties fo:font-size="10.5pt" officeooo:rsid="0117f5b1" style:font-size-asian="10.5pt" style:font-size-complex="10.5pt"/>
    </style:style>
    <style:style style:name="T81" style:family="text">
      <style:text-properties officeooo:rsid="00dafe78"/>
    </style:style>
    <style:style style:name="T82" style:family="text">
      <style:text-properties officeooo:rsid="00e159e3"/>
    </style:style>
    <style:style style:name="T83" style:family="text">
      <style:text-properties officeooo:rsid="00ebee83"/>
    </style:style>
    <style:style style:name="T84" style:family="text">
      <style:text-properties officeooo:rsid="00ec90fc"/>
    </style:style>
    <style:style style:name="T85" style:family="text">
      <style:text-properties officeooo:rsid="00fd87d1"/>
    </style:style>
    <style:style style:name="T86" style:family="text">
      <style:text-properties officeooo:rsid="00fe673c"/>
    </style:style>
    <style:style style:name="T87" style:family="text">
      <style:text-properties officeooo:rsid="010116a8"/>
    </style:style>
    <style:style style:name="T88" style:family="text">
      <style:text-properties officeooo:rsid="01027f1c"/>
    </style:style>
    <style:style style:name="T89" style:family="text">
      <style:text-properties officeooo:rsid="010465b2"/>
    </style:style>
    <style:style style:name="T90" style:family="text">
      <style:text-properties officeooo:rsid="0104eef4"/>
    </style:style>
    <style:style style:name="T91" style:family="text">
      <style:text-properties officeooo:rsid="0106e9bd"/>
    </style:style>
    <style:style style:name="T92" style:family="text">
      <style:text-properties officeooo:rsid="010728a9"/>
    </style:style>
    <style:style style:name="T93" style:family="text">
      <style:text-properties officeooo:rsid="0108c5a8"/>
    </style:style>
    <style:style style:name="T94" style:family="text">
      <style:text-properties officeooo:rsid="010a518c"/>
    </style:style>
    <style:style style:name="T95" style:family="text">
      <style:text-properties officeooo:rsid="010ec638"/>
    </style:style>
    <style:style style:name="T96" style:family="text">
      <style:text-properties officeooo:rsid="011b5b2c"/>
    </style:style>
    <style:style style:name="T97" style:family="text">
      <style:text-properties officeooo:rsid="011bbf28"/>
    </style:style>
    <style:style style:name="T98" style:family="text">
      <style:text-properties fo:font-weight="bold" officeooo:rsid="011bbf28" style:font-weight-asian="bold" style:font-weight-complex="bold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11bbf28" style:font-weight-asian="normal" style:font-weight-complex="normal"/>
    </style:style>
    <style:style style:name="T101" style:family="text">
      <style:text-properties fo:font-size="16pt" style:font-size-asian="16pt" style:font-size-complex="16pt"/>
    </style:style>
    <style:style style:name="T102" style:family="text">
      <style:text-properties fo:font-size="16pt" officeooo:rsid="011c36c4" style:font-size-asian="16pt" style:font-size-complex="16pt"/>
    </style:style>
    <style:style style:name="T103" style:family="text">
      <style:text-properties officeooo:rsid="011c36c4"/>
    </style:style>
    <style:style style:name="T104" style:family="text">
      <style:text-properties officeooo:rsid="012197ae"/>
    </style:style>
    <style:style style:name="T105" style:family="text">
      <style:text-properties officeooo:rsid="01268dfb"/>
    </style:style>
    <style:style style:name="T106" style:family="text">
      <style:text-properties officeooo:rsid="012731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涉众分析</text:p>
      <text:p text:style-name="P46">、</text:p>
      <text:h text:style-name="P49" text:outline-level="1"><text:bookmark-start text:name="__RefHeading___Toc1731_3371376459"/><text:span text:style-name="T91">1. </text:span>涉众概括：<text:bookmark-end text:name="__RefHeading___Toc1731_3371376459"/></text:h>
      <text:p text:style-name="P2"><text:tab/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Table_20_Contents">编号</text:p>
          </table:table-cell>
          <table:table-cell table:style-name="表格1.A1" office:value-type="string">
            <text:p text:style-name="Table_20_Contents">名称</text:p>
          </table:table-cell>
          <table:table-cell table:style-name="表格1.A1" office:value-type="string">
            <text:p text:style-name="Table_20_Contents">简要描述</text:p>
          </table:table-cell>
          <table:table-cell table:style-name="表格1.D1" office:value-type="string">
            <text:p text:style-name="Table_20_Contents">期望<text:span text:style-name="T85">（需要）</text:span></text:p>
          </table:table-cell>
        </table:table-row>
        <table:table-row>
          <table:table-cell table:style-name="表格1.A2" office:value-type="string">
            <text:p text:style-name="Table_20_Contents">SH<text:span text:style-name="T86">001</text:span></text:p>
          </table:table-cell>
          <table:table-cell table:style-name="表格1.A2" office:value-type="string">
            <text:p text:style-name="Table_20_Contents">用户</text:p>
          </table:table-cell>
          <table:table-cell table:style-name="表格1.A2" office:value-type="string">
            <text:p text:style-name="Table_20_Contents">系统<text:span text:style-name="T87">的实际用户，主要为直接使用该系统听歌的人。他们会在用况模型中担任参与者所定义的角色</text:span></text:p>
          </table:table-cell>
          <table:table-cell table:style-name="表格1.D2" office:value-type="string">
            <text:p text:style-name="Table_20_Contents"><text:span text:style-name="T39">（1）</text:span>可以播放音乐</text:p>
            <text:p text:style-name="Table_20_Contents">（2）可以扫描识别本地音乐</text:p>
            <text:p text:style-name="Table_20_Contents">（3）可以在线听歌、<text:span text:style-name="T25">观看MV</text:span></text:p>
            <text:p text:style-name="Table_20_Contents">（4）关键字搜索音乐</text:p>
            <text:p text:style-name="Table_20_Contents">（5）可下载音乐</text:p>
            <text:p text:style-name="Table_20_Contents">（6）<text:span text:style-name="T39">管理音乐</text:span></text:p>
            <text:p text:style-name="Table_20_Contents">（<text:span text:style-name="T54">7</text:span>）<text:span text:style-name="T25">界面友好易用</text:span></text:p>
            <text:p text:style-name="Table_20_Contents">（<text:span text:style-name="T88">8</text:span>）创建自己的歌<text:span text:style-name="T63">单</text:span></text:p>
            <text:p text:style-name="Table_20_Contents">（<text:span text:style-name="T88">9</text:span>）<text:span text:style-name="T54">系统音乐类型广泛</text:span></text:p>
          </table:table-cell>
        </table:table-row>
        <table:table-row>
          <table:table-cell table:style-name="表格1.A2" office:value-type="string">
            <text:p text:style-name="Table_20_Contents">SH0<text:span text:style-name="T91">02</text:span></text:p>
          </table:table-cell>
          <table:table-cell table:style-name="表格1.A2" office:value-type="string">
            <text:p text:style-name="Table_20_Contents">客户</text:p>
          </table:table-cell>
          <table:table-cell table:style-name="表格1.A2" office:value-type="string">
            <text:p text:style-name="Table_20_Contents">真正<text:span text:style-name="T66">会购买最终系统或者自主开发系统的人和/或组织，对于自主开发的公司，可能是其产品部门。</text:span></text:p>
          </table:table-cell>
          <table:table-cell table:style-name="表格1.D2" office:value-type="string">
            <text:p text:style-name="Table_20_Contents">（1）系统按期完成</text:p>
            <text:p text:style-name="Table_20_Contents">（2）系统的市场价值高</text:p>
            <text:p text:style-name="Table_20_Contents">（3）系统在可用资金预算范围内完成</text:p>
            <text:p text:style-name="Table_20_Contents">（4）可通过系统获利</text:p>
          </table:table-cell>
        </table:table-row>
        <table:table-row>
          <table:table-cell table:style-name="表格1.A2" office:value-type="string">
            <text:p text:style-name="Table_20_Contents">SH0<text:span text:style-name="T91">03</text:span></text:p>
          </table:table-cell>
          <table:table-cell table:style-name="表格1.A2" office:value-type="string">
            <text:p text:style-name="Table_20_Contents">资助人</text:p>
          </table:table-cell>
          <table:table-cell table:style-name="表格1.A2" office:value-type="string">
            <text:p text:style-name="Table_20_Contents">系统<text:span text:style-name="T90">的间接用户，仅仅受系统带来的业务结果的影响。主要是</text:span>系统<text:span text:style-name="T90">的出资买家或者内部的支持者。</text:span></text:p>
          </table:table-cell>
          <table:table-cell table:style-name="表格1.D2" office:value-type="string">
            <text:p text:style-name="Table_20_Contents">（1）系统按期完成</text:p>
            <text:p text:style-name="Table_20_Contents">（2）系统的市场价值高</text:p>
            <text:p text:style-name="Table_20_Contents">（3）系统在可用资金预算范围内完成</text:p>
            <text:p text:style-name="Table_20_Contents">（4）可通过系统获利</text:p>
          </table:table-cell>
        </table:table-row>
        <table:table-row table:style-name="表格1.5">
          <table:table-cell table:style-name="表格1.A2" office:value-type="string">
            <text:p text:style-name="Table_20_Contents">SH00<text:span text:style-name="T91">4</text:span></text:p>
          </table:table-cell>
          <table:table-cell table:style-name="表格1.A2" office:value-type="string">
            <text:p text:style-name="Table_20_Contents">系统音乐编辑</text:p>
          </table:table-cell>
          <table:table-cell table:style-name="表格1.A2" office:value-type="string">
            <text:p text:style-name="Table_20_Contents">系统<text:span text:style-name="T58">的实际使用者，</text:span>具有一定<text:span text:style-name="T58">的音乐专业性、计算机水平。对系统音乐进行分类、编辑并管理歌词。</text:span></text:p>
          </table:table-cell>
          <table:table-cell table:style-name="表格1.D2" office:value-type="string">
            <text:p text:style-name="Table_20_Contents">（1）操作方便易用</text:p>
            <text:p text:style-name="Table_20_Contents">（2）可以访问、管理系统数据库音乐资源</text:p>
            <text:p text:style-name="Table_20_Contents">（3）可以获取用户对系统音乐编辑的反馈信息</text:p>
          </table:table-cell>
        </table:table-row>
        <table:table-row>
          <table:table-cell table:style-name="表格1.A2" office:value-type="string">
            <text:p text:style-name="Table_20_Contents">SH00<text:span text:style-name="T91">5</text:span></text:p>
          </table:table-cell>
          <table:table-cell table:style-name="表格1.A2" office:value-type="string">
            <text:p text:style-name="Table_20_Contents">广告管理员</text:p>
          </table:table-cell>
          <table:table-cell table:style-name="表格1.A2" office:value-type="string">
            <text:p text:style-name="Table_20_Contents">系统<text:span text:style-name="T59">的间接用户。负责系统广告的投放和管理</text:span></text:p>
          </table:table-cell>
          <table:table-cell table:style-name="表格1.D2" office:value-type="string">
            <text:p text:style-name="Table_20_Contents">（1）可以获取<text:span text:style-name="T89">和管理</text:span>系统广告资源信息</text:p>
            <text:p text:style-name="Table_20_Contents">（2）可以投放广告<text:span text:style-name="T89">到系统</text:span></text:p>
          </table:table-cell>
        </table:table-row>
        <table:table-row>
          <table:table-cell table:style-name="表格1.A2" office:value-type="string">
            <text:p text:style-name="Table_20_Contents">SH00<text:span text:style-name="T91">6</text:span></text:p>
          </table:table-cell>
          <table:table-cell table:style-name="表格1.A2" office:value-type="string">
            <text:p text:style-name="Table_20_Contents">系统维护人员</text:p>
          </table:table-cell>
          <table:table-cell table:style-name="表格1.A2" office:value-type="string">
            <text:p text:style-name="Table_20_Contents">系统间接用户<text:span text:style-name="T37">，维护系统正常运行</text:span></text:p>
          </table:table-cell>
          <table:table-cell table:style-name="表格1.D2" office:value-type="string">
            <text:p text:style-name="Table_20_Contents"><text:span text:style-name="T33">（1）可以</text:span><text:span text:style-name="T25">管理软件数据库，提供</text:span>相应访问软件 </text:p>
            <text:p text:style-name="Table_20_Contents"><text:s text:c="6"/>数据的接口</text:p>
            <text:p text:style-name="Table_20_Contents"><text:span text:style-name="T40">（2）</text:span>实时获取客户发现的最新问题及改进建议</text:p>
          </table:table-cell>
        </table:table-row>
        <table:table-row>
          <table:table-cell table:style-name="表格1.A2" office:value-type="string">
            <text:p text:style-name="Table_20_Contents">SH00<text:span text:style-name="T57">7</text:span></text:p>
          </table:table-cell>
          <table:table-cell table:style-name="表格1.A2" office:value-type="string">
            <text:p text:style-name="Table_20_Contents">编码员</text:p>
          </table:table-cell>
          <table:table-cell table:style-name="表格1.A2" office:value-type="string">
            <text:p text:style-name="Table_20_Contents">负责系统的编码实现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0<text:span text:style-name="T91">8</text:span></text:p>
          </table:table-cell>
          <table:table-cell table:style-name="表格1.A2" office:value-type="string">
            <text:p text:style-name="Table_20_Contents">项目组长</text:p>
          </table:table-cell>
          <table:table-cell table:style-name="表格1.A2" office:value-type="string">
            <text:p text:style-name="Table_20_Contents">组织管理整个项目开发过程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<text:span text:style-name="T57">009</text:span></text:p>
          </table:table-cell>
          <table:table-cell table:style-name="表格1.A2" office:value-type="string">
            <text:p text:style-name="Table_20_Contents">系统测试人员</text:p>
          </table:table-cell>
          <table:table-cell table:style-name="表格1.A2" office:value-type="string">
            <text:p text:style-name="Table_20_Contents">系统间接用户<text:span text:style-name="T37">，测试系统功能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<text:span text:style-name="T60">10</text:span></text:p>
          </table:table-cell>
          <table:table-cell table:style-name="表格1.A2" office:value-type="string">
            <text:p text:style-name="Table_20_Contents">系统设计人员</text:p>
          </table:table-cell>
          <table:table-cell table:style-name="表格1.A2" office:value-type="string">
            <text:p text:style-name="Table_20_Contents">组织和指导程序员编写、调试程序，开发出符合系统总体设计要求的高质量软件</text:p>
          </table:table-cell>
          <table:table-cell table:style-name="表格1.D2" office:value-type="string">
            <text:p text:style-name="Table_20_Contents"/>
          </table:table-cell>
        </table:table-row>
        <table:table-row table:style-name="表格1.12">
          <table:table-cell table:style-name="表格1.A2" office:value-type="string">
            <text:p text:style-name="Table_20_Contents">SH01<text:span text:style-name="T91">1</text:span></text:p>
          </table:table-cell>
          <table:table-cell table:style-name="表格1.A2" office:value-type="string">
            <text:p text:style-name="Table_20_Contents">需求分析人员</text:p>
          </table:table-cell>
          <table:table-cell table:style-name="表格1.A2" office:value-type="string">
            <text:p text:style-name="Table_20_Contents">捕获、分析软件需求，并将业务的需求转换为功能设计。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91">2</text:span></text:p>
          </table:table-cell>
          <table:table-cell table:style-name="表格1.A2" office:value-type="string">
            <text:p text:style-name="Table_20_Contents">系统分析人员</text:p>
          </table:table-cell>
          <table:table-cell table:style-name="表格1.A2" office:value-type="string">
            <text:p text:style-name="Table_20_Contents">其功能涉及需求分析、功能设计、软件结构设计、接口设计等内容，但一般不参与编程和模块详细设计工作。</text:p>
          </table:table-cell>
          <table:table-cell table:style-name="表格1.D2" office:value-type="string">
            <text:p text:style-name="Table_20_Contents"/>
          </table:table-cell>
        </table:table-row>
        <text:soft-page-break/>
        <table:table-row>
          <table:table-cell table:style-name="表格1.A2" office:value-type="string">
            <text:p text:style-name="Table_20_Contents">SH0<text:span text:style-name="T91">13</text:span></text:p>
          </table:table-cell>
          <table:table-cell table:style-name="表格1.A2" office:value-type="string">
            <text:p text:style-name="Table_20_Contents">系统管理员</text:p>
          </table:table-cell>
          <table:table-cell table:style-name="表格1.A2" office:value-type="string">
            <text:p text:style-name="Table_20_Contents">系统<text:span text:style-name="T38">的间接用户，负责系统数据库的管理，例如数据的备份、更新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<text:span text:style-name="T91">14</text:span></text:p>
          </table:table-cell>
          <table:table-cell table:style-name="表格1.A2" office:value-type="string">
            <text:p text:style-name="Table_20_Contents">运营者</text:p>
          </table:table-cell>
          <table:table-cell table:style-name="表格1.A2" office:value-type="string">
            <text:p text:style-name="Table_20_Contents">系统<text:span text:style-name="T38">的间接用户，维护系统在网络上的正常运行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91">5</text:span></text:p>
          </table:table-cell>
          <table:table-cell table:style-name="表格1.A2" office:value-type="string">
            <text:p text:style-name="Table_20_Contents">技术专家</text:p>
          </table:table-cell>
          <table:table-cell table:style-name="表格1.A2" office:value-type="string">
            <text:p text:style-name="Table_20_Contents">给予开发者具有价值的的建议，并对项目的开发过程进行指导<text:span text:style-name="T38">。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91">6</text:span></text:p>
          </table:table-cell>
          <table:table-cell table:style-name="表格1.A2" office:value-type="string">
            <text:p text:style-name="Table_20_Contents">监管部门</text:p>
          </table:table-cell>
          <table:table-cell table:style-name="表格1.A2" office:value-type="string">
            <text:p text:style-name="Table_20_Contents">监视软件的广告，音乐，图片是否合法<text:span text:style-name="T38">。</text:span></text:p>
          </table:table-cell>
          <table:table-cell table:style-name="表格1.D2" office:value-type="string">
            <text:p text:style-name="Table_20_Contents"><text:span text:style-name="T41">（1）</text:span>可通过相应接口访问监视软件</text:p>
            <text:p text:style-name="Table_20_Contents"><text:span text:style-name="T41">（2）</text:span>可以禁用，删除某些非法资源</text:p>
            <text:p text:style-name="Table_20_Contents"><text:span text:style-name="T41">（3）</text:span>可以时刻联系到软件提供商</text:p>
            <text:p text:style-name="Table_20_Contents"><text:span text:style-name="T41">（4）</text:span>具备内建的检查能力</text:p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91">7</text:span></text:p>
          </table:table-cell>
          <table:table-cell table:style-name="表格1.A2" office:value-type="string">
            <text:p text:style-name="Table_20_Contents">法律顾问</text:p>
          </table:table-cell>
          <table:table-cell table:style-name="表格1.A2" office:value-type="string">
            <text:p text:style-name="Table_20_Contents">具有法律专业知识<text:span text:style-name="T38">，作用为实现预防，事后补救，解决麻烦，目标是追求最大效益，最小风险。</text:span></text:p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>SH01<text:span text:style-name="T91">8</text:span></text:p>
          </table:table-cell>
          <table:table-cell table:style-name="表格1.A2" office:value-type="string">
            <text:p text:style-name="Table_20_Contents">支付服务提供商</text:p>
          </table:table-cell>
          <table:table-cell table:style-name="表格1.A2" office:value-type="string">
            <text:p text:style-name="Table_20_Contents">提供支付购买业务</text:p>
          </table:table-cell>
          <table:table-cell table:style-name="表格1.D2" office:value-type="string">
            <text:p text:style-name="Table_20_Contents"><text:span text:style-name="T40">（1）</text:span>获取订单数据</text:p>
            <text:p text:style-name="Table_20_Contents"><text:span text:style-name="T40">（2）</text:span>支持联网实时收费</text:p>
            <text:p text:style-name="Table_20_Contents"><text:span text:style-name="T40">（3）</text:span>按时支付技术服务费</text:p>
          </table:table-cell>
        </table:table-row>
        <table:table-row>
          <table:table-cell table:style-name="表格1.A2" office:value-type="string">
            <text:p text:style-name="Table_20_Contents">SH<text:span text:style-name="T66">019</text:span></text:p>
          </table:table-cell>
          <table:table-cell table:style-name="表格1.A2" office:value-type="string">
            <text:p text:style-name="Table_20_Contents">云存储提供<text:span text:style-name="T67">方</text:span></text:p>
          </table:table-cell>
          <table:table-cell table:style-name="表格1.A2" office:value-type="string">
            <text:p text:style-name="Table_20_Contents">提供音乐云盘<text:span text:style-name="T67">的接口，支持用户上传音乐到云盘</text:span></text:p>
          </table:table-cell>
          <table:table-cell table:style-name="表格1.D2" office:value-type="string">
            <text:p text:style-name="Table_20_Contents">（1）获取用户使用云存储<text:span text:style-name="T91">的使用量</text:span></text:p>
          </table:table-cell>
        </table:table-row>
        <table:table-row>
          <table:table-cell table:style-name="表格1.A2" office:value-type="string">
            <text:p text:style-name="Table_20_Contents">SH<text:span text:style-name="T64">020</text:span></text:p>
          </table:table-cell>
          <table:table-cell table:style-name="表格1.A2" office:value-type="string">
            <text:p text:style-name="Table_20_Contents">社交软件系统</text:p>
          </table:table-cell>
          <table:table-cell table:style-name="表格1.A2" office:value-type="string">
            <text:p text:style-name="Table_20_Contents">为用户提供音乐分享<text:span text:style-name="T65">的</text:span>接口</text:p>
          </table:table-cell>
          <table:table-cell table:style-name="表格1.D2" office:value-type="string">
            <text:p text:style-name="Table_20_Contents">（1）获取用户使用社交系统接口<text:span text:style-name="T91">的使用量</text:span></text:p>
          </table:table-cell>
        </table:table-row>
        <table:table-row table:style-name="表格1.22">
          <table:table-cell table:style-name="表格1.A2" office:value-type="string">
            <text:p text:style-name="Table_20_Contents">SH0<text:span text:style-name="T81">21</text:span></text:p>
          </table:table-cell>
          <table:table-cell table:style-name="表格1.A2" office:value-type="string">
            <text:p text:style-name="Table_20_Contents">广告商</text:p>
          </table:table-cell>
          <table:table-cell table:style-name="表格1.A2" office:value-type="string">
            <text:p text:style-name="Table_20_Contents">提供各种广告，并且支付一定的广告费</text:p>
          </table:table-cell>
          <table:table-cell table:style-name="表格1.D2" office:value-type="string">
            <text:p text:style-name="Table_20_Contents">（1）获得用户网络流量</text:p>
            <text:p text:style-name="Table_20_Contents"><text:s/>( 2 ) <text:s/>获取广告点击率</text:p>
          </table:table-cell>
        </table:table-row>
        <table:table-row table:style-name="表格1.22">
          <table:table-cell table:style-name="表格1.A2" office:value-type="string">
            <text:p text:style-name="Table_20_Contents">SH0<text:span text:style-name="T81">22</text:span></text:p>
          </table:table-cell>
          <table:table-cell table:style-name="表格1.A2" office:value-type="string">
            <text:p text:style-name="Table_20_Contents">唱片公司</text:p>
          </table:table-cell>
          <table:table-cell table:style-name="表格1.A2" office:value-type="string">
            <text:p text:style-name="Table_20_Contents"><text:span text:style-name="T71">唱片提供商，提供多种类型的，可供下载或者购买的</text:span><text:span text:style-name="T72">音乐</text:span></text:p>
          </table:table-cell>
          <table:table-cell table:style-name="表格1.D2" office:value-type="string">
            <text:p text:style-name="Table_20_Contents"><text:span text:style-name="T34"><text:s/>(1) <text:s/></text:span>通过音乐获取利润</text:p>
            <text:p text:style-name="Table_20_Contents"><text:span text:style-name="T34"><text:s/>(2) <text:s/></text:span>可获取用户购买数据</text:p>
            <text:p text:style-name="Table_20_Contents">（3）可获取音乐资源的播放率</text:p>
          </table:table-cell>
        </table:table-row>
        <table:table-row table:style-name="表格1.22">
          <table:table-cell table:style-name="表格1.A2" office:value-type="string">
            <text:p text:style-name="Table_20_Contents">SH<text:span text:style-name="T68">023</text:span></text:p>
          </table:table-cell>
          <table:table-cell table:style-name="表格1.A2" office:value-type="string">
            <text:p text:style-name="Table_20_Contents">音乐综艺版权合作方</text:p>
          </table:table-cell>
          <table:table-cell table:style-name="表格1.A2" office:value-type="string">
            <text:p text:style-name="Table_20_Contents">授权音乐综艺节目<text:span text:style-name="T68">中录制的歌手所演唱的音乐的版权</text:span></text:p>
          </table:table-cell>
          <table:table-cell table:style-name="表格1.D2" office:value-type="string">
            <text:p text:style-name="Table_20_Contents">（1）可获取用户购买音乐<text:span text:style-name="T92">的</text:span>数据</text:p>
            <text:p text:style-name="Table_20_Contents">（2）可通过音乐获利</text:p>
            <text:p text:style-name="Table_20_Contents">（3）获取音乐资源的播放率</text:p>
          </table:table-cell>
        </table:table-row>
        <table:table-row table:style-name="表格1.22">
          <table:table-cell table:style-name="表格1.A2" office:value-type="string">
            <text:p text:style-name="Table_20_Contents">SH<text:span text:style-name="T68">024</text:span></text:p>
          </table:table-cell>
          <table:table-cell table:style-name="表格1.A2" office:value-type="string">
            <text:p text:style-name="Table_20_Contents">电视频道版权合作方</text:p>
          </table:table-cell>
          <table:table-cell table:style-name="表格1.A2" office:value-type="string">
            <text:p text:style-name="Table_20_Contents">电视音乐频道<text:span text:style-name="T68">所涵盖的音乐类型丰富，为音乐系统进行版权合作，提供多样化的音乐资源</text:span></text:p>
          </table:table-cell>
          <table:table-cell table:style-name="表格1.D2" office:value-type="string">
            <text:p text:style-name="Table_20_Contents">（1）可获取用户购买音乐<text:span text:style-name="T92">的</text:span>数据</text:p>
            <text:p text:style-name="Table_20_Contents">（2）可通过音乐获利</text:p>
            <text:p text:style-name="Table_20_Contents">（3）获取音乐资源的播放率</text:p>
          </table:table-cell>
        </table:table-row>
        <table:table-row table:style-name="表格1.22">
          <table:table-cell table:style-name="表格1.A2" office:value-type="string">
            <text:p text:style-name="Table_20_Contents">SH025</text:p>
          </table:table-cell>
          <table:table-cell table:style-name="表格1.A2" office:value-type="string">
            <text:p text:style-name="Table_20_Contents">创作者</text:p>
          </table:table-cell>
          <table:table-cell table:style-name="表格1.A2" office:value-type="string">
            <text:p text:style-name="Table_20_Contents">有较高的音乐水平<text:span text:style-name="T97">，可能是作词人、作曲人、或者独立音乐人等拥有上传音乐到系统权限的</text:span><text:span text:style-name="T98">个人</text:span>，通过系统将自己创作的音乐资源<text:span text:style-name="T97">（可以是歌曲、纯音乐、歌曲）</text:span>上传到系统<text:span text:style-name="T93">的人</text:span>。</text:p>
          </table:table-cell>
          <table:table-cell table:style-name="表格1.D2" office:value-type="string">
            <text:p text:style-name="Table_20_Contents">（1<text:span text:style-name="T92">）通过系统，可以传播自己的音乐</text:span></text:p>
            <text:p text:style-name="Table_20_Contents">（2）可以将自己创作的音乐资源上传到系统</text:p>
            <text:p text:style-name="Table_20_Contents">（<text:span text:style-name="T95">3</text:span>）可以获取音乐<text:span text:style-name="T92">的试听量</text:span></text:p>
            <text:p text:style-name="Table_20_Contents">（<text:span text:style-name="T95">4</text:span>）可以获取音乐<text:span text:style-name="T93">的被下载、收藏、购买、喜</text:span></text:p>
            <text:p text:style-name="Table_20_Contents"><text:s text:c="6"/>欢、分享的数据记录</text:p>
            <text:p text:style-name="Table_20_Contents">（<text:span text:style-name="T95">5</text:span>）可以管理自己已上传的音乐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0" text:outline-level="1"><text:bookmark-start text:name="__RefHeading___Toc10701_442179093"/><text:soft-page-break/><text:span text:style-name="T91">2. </text:span>涉众类型概括<text:bookmark-end text:name="__RefHeading___Toc10701_442179093"/></text:h>
      <text:p text:style-name="P17">（一个涉众可能属于多个涉众类型）</text:p>
      <text:p text:style-name="Text_20_body"/>
      <text:p text:style-name="Text_20_body"><text:tab/>ST<text:span text:style-name="T91">001.</text:span>用户</text:p>
      <text:p text:style-name="Text_20_body"><text:tab/><text:span text:style-name="T12">ST00</text:span><text:span text:style-name="T18">2</text:span><text:span text:style-name="T14">. </text:span><text:span text:style-name="T13">客户</text:span></text:p>
      <text:p text:style-name="Text_20_body"><text:tab/>ST0<text:span text:style-name="T69">02. </text:span><text:span text:style-name="T73">Sponsors</text:span></text:p>
      <text:p text:style-name="P15"><text:span text:style-name="T73"><text:tab/>ST</text:span><text:span text:style-name="T79">004. <text:s/></text:span><text:span text:style-name="T77">创作者</text:span></text:p>
      <text:p text:style-name="P5"><text:span text:style-name="T76"><text:tab/>ST008</text:span><text:span text:style-name="T73">. 资源提供者</text:span><text:span text:style-name="T75">(唱片公司、音乐综艺版权合作方</text:span><text:span text:style-name="T77">、电视频道版权合作方</text:span><text:span text:style-name="T80">、创作者</text:span><text:span text:style-name="T77">）</text:span></text:p>
      <text:p text:style-name="Text_20_body"><text:tab/><text:span text:style-name="T61">ST005</text:span>. 资源管理人员</text:p>
      <text:p text:style-name="Text_20_body"><text:tab/><text:span text:style-name="T61">ST006</text:span>. 开发人<text:span text:style-name="T35">员</text:span></text:p>
      <text:p text:style-name="Text_20_body"><text:tab/><text:span text:style-name="T61">ST007</text:span>. 系统运营支持者</text:p>
      <text:p text:style-name="Text_20_body"><text:tab/><text:span text:style-name="T61">ST009. 技术权威</text:span></text:p>
      <text:p text:style-name="Text_20_body"><text:span text:style-name="T2"><text:tab/></text:span><text:span text:style-name="T9">ST0</text:span><text:span text:style-name="T14">10</text:span><text:span text:style-name="T5">. 第三方系统</text:span><text:span text:style-name="T12">（社交软件系统，支付服务提供商</text:span><text:span text:style-name="T15">、云存储服务提供方</text:span><text:span text:style-name="T12">）</text:span></text:p>
      <text:p text:style-name="P40"/>
      <text:h text:style-name="P51" text:outline-level="1"><text:bookmark-start text:name="__RefHeading___Toc10703_442179093"/><text:span text:style-name="T94">3.</text:span>涉众类型简介<text:span text:style-name="T1">：</text:span><text:bookmark-end text:name="__RefHeading___Toc10703_442179093"/></text:h>
      <text:p text:style-name="P11">（同时也是用户类型的涉众类型，添加特征和能力）</text:p>
      <text:p text:style-name="Text_20_body"><text:tab/></text:p>
      <text:p text:style-name="Text_20_body"><text:s text:c="2"/>✗名字<text:span text:style-name="T94">：用户</text:span></text:p>
      <text:p text:style-name="P12"><text:tab/>简要描述<text:span text:style-name="T94">：系统的主要用户，主要为直接使用该系统听歌的人。他们会在用况模型中担任参与者所定义 <text:s text:c="13"/><text:tab/> <text:s text:c="3"/><text:tab/><text:tab/> <text:s text:c="4"/>的角色,是系统需求的主要来来源。</text:span></text:p>
      <text:p text:style-name="P14"><text:tab/>涉众代表<text:span text:style-name="T94">：</text:span><text:span text:style-name="T6">待进一步确认</text:span></text:p>
      <text:p text:style-name="Text_20_body"/>
      <text:p text:style-name="Text_20_body"/>
      <text:p text:style-name="P13"><text:s text:c="2"/>✗名字<text:span text:style-name="T1">：客户</text:span></text:p>
      <text:p text:style-name="P10"><text:tab/>简要描述<text:span text:style-name="T1">：真正会购买最终系统或者自主开发系统的人和/或组织，对于自主开发的公司，可能是其产品<text:tab/><text:tab/><text:tab/> <text:s text:c="3"/>部门。</text:span></text:p>
      <text:p text:style-name="P14"><text:tab/>涉众代表<text:span text:style-name="T1">：</text:span><text:span text:style-name="T6">待进一步确认</text:span></text:p>
      <text:p text:style-name="P3"/>
      <text:p text:style-name="P3"/>
      <text:p text:style-name="P13"><text:s text:c="2"/>✗名字<text:span text:style-name="T1">：</text:span><text:span text:style-name="T74">Sponsors</text:span></text:p>
      <text:p text:style-name="P13"><text:tab/>简要描述<text:span text:style-name="T1">：系统的间接用户，仅仅受系统带来的业务结果的影响。主要是系统的出资买家或者内部的支 <text:s text:c="5"/><text:tab/><text:tab/><text:tab/> <text:s text:c="3"/>持者。</text:span></text:p>
      <text:p text:style-name="P14"><text:soft-page-break/><text:tab/>涉众代表<text:span text:style-name="T1">：</text:span><text:span text:style-name="T6">待进一步确认</text:span></text:p>
      <text:p text:style-name="P3"/>
      <text:p text:style-name="P3"/>
      <text:p text:style-name="P13"><text:s text:c="2"/>✗名字<text:span text:style-name="T1">：</text:span><text:span text:style-name="T4">资源提供者</text:span></text:p>
      <text:p text:style-name="P6"><text:tab/>简要描述<text:span text:style-name="T1">：系统需要的相关资源提供者，包括音乐、歌词、广告资源等，大多具备一定的音乐领域知识。</text:span></text:p>
      <text:p text:style-name="P6"><text:span text:style-name="T2"><text:tab/>涉众代表</text:span><text:span text:style-name="T3">：</text:span><text:span text:style-name="T6">待进一步确认</text:span></text:p>
      <text:p text:style-name="P24"/>
      <text:p text:style-name="P24"/>
      <text:p text:style-name="P18"><text:span text:style-name="T6"><text:s/></text:span><text:span text:style-name="T3"><text:s/>✗名字：</text:span><text:span text:style-name="T5">技术权威</text:span></text:p>
      <text:p text:style-name="P18"><text:tab/>简要描述<text:span text:style-name="T1">：在问题或者求解方案领域某个特定方面的专家。</text:span><text:span text:style-name="T3">他们包括法律顾问</text:span><text:span text:style-name="T7">、标准组织、组织管理部<text:tab/><text:tab/><text:tab/> <text:s text:c="4"/>门</text:span><text:span text:style-name="T16">、</text:span><text:span text:style-name="T7">外部或者内部的监管机构、领域专家以及技术专家。</text:span></text:p>
      <text:p text:style-name="P25"><text:tab/>涉众代表：技术专家龚伟</text:p>
      <text:p text:style-name="P19"/>
      <text:p text:style-name="P19"/>
      <text:p text:style-name="P21"><text:s text:c="2"/>✗<text:span text:style-name="T3">名字：</text:span><text:span text:style-name="T5"> 第三方系统</text:span></text:p>
      <text:p text:style-name="P18"><text:tab/>简要描述<text:span text:style-name="T1">：系统需要的第三方支持软件。例如系统所需的支付服务，分享音乐时系统需要提供的平台接<text:tab/><text:tab/><text:tab/> <text:s text:c="3"/>口等。</text:span></text:p>
      <text:p text:style-name="P18"><text:span text:style-name="T3"><text:tab/>涉众代表：待进一步确认</text:span><text:span text:style-name="T5"><text:tab/><text:tab/></text:span></text:p>
      <text:p text:style-name="P20"/>
      <text:p text:style-name="P20"/>
      <text:p text:style-name="P22"><text:s text:c="2"/>✗名字<text:span text:style-name="T1">：</text:span><text:span text:style-name="T3">开发人</text:span><text:span text:style-name="T4">员</text:span></text:p>
      <text:p text:style-name="P23"><text:tab/>简要描述<text:span text:style-name="T1">：系统开发团队人员。对系统进行分析设计、编</text:span>码、测试，维护等。包括项目组长、编码员<text:span text:style-name="T82">、<text:tab/><text:tab/><text:tab/> <text:s text:c="3"/></text:span>测试人员、支持设计人员、系统维护者以及涉及系统生产和支持的任何其他类型的开发者。</text:p>
      <text:p text:style-name="P22"><text:tab/>涉众代表<text:span text:style-name="T1">：待进一步确认</text:span></text:p>
      <text:p text:style-name="P22"/>
      <text:p text:style-name="P22"/>
      <text:p text:style-name="P19"><text:s text:c="2"/>✗名字<text:span text:style-name="T1">：</text:span><text:span text:style-name="T19">创作者</text:span></text:p>
      <text:p text:style-name="P18"><text:tab/>简要描述<text:span text:style-name="T1">：系统耳朵资源提供者之一，可能是作词人、作曲人、或者独立音乐人等拥有上传音乐到系统<text:tab/><text:tab/><text:tab/> <text:s text:c="3"/>权限的</text:span><text:span text:style-name="T100">人，</text:span><text:span text:style-name="T1">可以将自己创作的音乐资源（可以是歌曲、纯音乐、歌曲）上传到系统。</text:span></text:p>
      <text:p text:style-name="P18"><text:span text:style-name="T2"><text:tab/>涉众代表</text:span><text:span text:style-name="T3">：</text:span><text:span text:style-name="T6">待进一步确认</text:span></text:p>
      <text:p text:style-name="P18"><text:span text:style-name="T6"><text:tab/>特性</text:span><text:span text:style-name="T20">：</text:span><text:span text:style-name="T3">系统的实际用户，大多具有较高</text:span><text:span text:style-name="T20">的音乐水平，主要是从事音乐事业或是</text:span><text:span text:style-name="T21">对音乐极具痴迷的人。</text:span></text:p>
      <text:p text:style-name="P18"><text:span text:style-name="T20"><text:tab/>能力：上传音乐资源到系统，具有一定的音乐创作能力</text:span><text:span text:style-name="T21">和基础的计算机操作水平。</text:span></text:p>
      <text:p text:style-name="P26"/>
      <text:p text:style-name="P26"><text:soft-page-break/></text:p>
      <text:p text:style-name="P13"><text:s text:c="2"/>✗名字<text:span text:style-name="T94">：资源管理人员</text:span></text:p>
      <text:p text:style-name="P6"><text:tab/>简要描述<text:span text:style-name="T94">：系统的数据资源管理人员。一个音乐平台系统可能拥有多个资源管理人员，分别负责管理系<text:tab/><text:tab/><text:tab/> <text:s text:c="4"/>统不同性质（例如音乐资源、用户数据等）的资源。</text:span></text:p>
      <text:p text:style-name="P6"><text:tab/>涉众代表<text:span text:style-name="T94">：待进一步确认</text:span></text:p>
      <text:p text:style-name="P6"><text:tab/>特征<text:span text:style-name="T94">：系统的实际用户，也是最终系统的工作人员。</text:span></text:p>
      <text:p text:style-name="P16"><text:tab/>能力<text:span text:style-name="T94">：管理系统数据资源，应当具备一定的相关领域知识和计算机操作水平。</text:span></text:p>
      <text:p text:style-name="Text_20_body"/>
      <text:p text:style-name="Text_20_body"/>
      <text:p text:style-name="P13"><text:span text:style-name="T3"><text:s text:c="2"/>✗名字：</text:span><text:span text:style-name="T4">系统运营</text:span><text:span text:style-name="T17">支持</text:span><text:span text:style-name="T4">者</text:span></text:p>
      <text:p text:style-name="Text_20_body"><text:tab/>简要描述<text:span text:style-name="T1">：</text:span><text:span text:style-name="T8">支持系统在整个网络上的运营</text:span><text:span text:style-name="T11">。</text:span></text:p>
      <text:p text:style-name="Text_20_body"><text:span text:style-name="T3"><text:tab/>涉众代表：</text:span><text:span text:style-name="T10">待进一步确认</text:span></text:p>
      <text:p text:style-name="Text_20_body"><text:tab/>特征<text:span text:style-name="T44">：系统的间接用户。有较高的耐心、责任和一定的创新能力。年龄通常不会太大，具有较高的文化<text:tab/><text:tab/> <text:s text:c="3"/>水平</text:span></text:p>
      <text:p text:style-name="Text_20_body"><text:span text:style-name="T6"><text:tab/>能力</text:span><text:span text:style-name="T11">：有较高的计算机水平、学习能力以及相关专业的领域知识。通常具有较强的思维能力和数据分析<text:tab/><text:tab/> <text:s text:c="3"/>能力。</text:span></text:p>
      <text:p text:style-name="P27"/>
      <text:p text:style-name="P27"/>
      <text:h text:style-name="P52" text:outline-level="1"><text:bookmark-start text:name="__RefHeading___Toc1733_3371376459"/><text:span text:style-name="T102">4.</text:span><text:span text:style-name="T101">用户类型概括</text:span><text:bookmark-end text:name="__RefHeading___Toc1733_3371376459"/></text:h>
      <text:p text:style-name="P8"><text:tab/><text:span text:style-name="T96">UT001. </text:span><text:span text:style-name="T73">喜</text:span><text:span text:style-name="T78">好者</text:span></text:p>
      <text:p text:style-name="P8"><text:tab/><text:span text:style-name="T96">UT002. </text:span><text:span text:style-name="T73">音乐痴迷者</text:span></text:p>
      <text:p text:style-name="P8"><text:tab/><text:span text:style-name="T96">UT003. 歌手<text:tab/><text:tab/><text:tab/><text:tab/><text:tab/><text:tab/><text:tab/><text:tab/><text:tab/><text:tab/></text:span></text:p>
      <text:p text:style-name="P8"><text:tab/><text:span text:style-name="T96">UT004. </text:span><text:span text:style-name="T77">创作者</text:span></text:p>
      <text:p text:style-name="P8"><text:span text:style-name="T22"><text:tab/></text:span><text:span text:style-name="T23">UT00</text:span><text:span text:style-name="T24">5</text:span><text:span text:style-name="T23">. </text:span><text:span text:style-name="T24">系统管理员</text:span></text:p>
      <text:p text:style-name="P44"><text:tab/>UT006. 系统支持者</text:p>
      <text:p text:style-name="P45"/>
      <text:p text:style-name="P42">5.用户类型简介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Contents">用户类型</text:p>
          </table:table-cell>
          <table:table-cell table:style-name="表格2.A1" office:value-type="string">
            <text:p text:style-name="Table_20_Contents">简要描述</text:p>
          </table:table-cell>
          <table:table-cell table:style-name="表格2.A1" office:value-type="string">
            <text:p text:style-name="Table_20_Contents">特征</text:p>
          </table:table-cell>
          <table:table-cell table:style-name="表格2.D1" office:value-type="string">
            <text:p text:style-name="Table_20_Contents">期望</text:p>
          </table:table-cell>
        </table:table-row>
        <table:table-row>
          <table:table-cell table:style-name="表格2.A2" office:value-type="string">
            <text:p text:style-name="Table_20_Contents">喜好者</text:p>
          </table:table-cell>
          <table:table-cell table:style-name="表格2.A2" office:value-type="string">
            <text:p text:style-name="P29">喜好音乐，把音乐作为自己生活和工作的背景和陪伴，不特定某类音乐类型</text:p>
          </table:table-cell>
          <table:table-cell table:style-name="表格2.A2" office:value-type="string">
            <text:p text:style-name="P33"><text:span text:style-name="T103">系统的高使用量用户，不需要有专业的音乐水平，受教育程度不限，年龄不限，</text:span><text:soft-page-break/><text:span text:style-name="T103">但拥有基本的计算机操作水平。</text:span></text:p>
          </table:table-cell>
          <table:table-cell table:style-name="表格2.D2" office:value-type="string">
            <text:p text:style-name="P35"><text:span text:style-name="T39">（1）</text:span>可以播放音乐</text:p>
            <text:p text:style-name="P35">（2）可以扫描识别本地音乐</text:p>
            <text:p text:style-name="P35">（3）在线听歌</text:p>
            <text:p text:style-name="P35">（<text:span text:style-name="T43">4</text:span>）<text:span text:style-name="T31">操作简单，易用</text:span></text:p>
            <text:p text:style-name="P35"><text:span text:style-name="T31">（</text:span><text:span text:style-name="T25">5）</text:span><text:span text:style-name="T32">关键字搜索音乐</text:span></text:p>
            <text:p text:style-name="P35"><text:soft-page-break/><text:span text:style-name="T31">（</text:span><text:span text:style-name="T25">6）可下载音乐</text:span></text:p>
            <text:p text:style-name="P38">（7）界面友好性</text:p>
          </table:table-cell>
        </table:table-row>
        <table:table-row table:style-name="表格2.3">
          <table:table-cell table:style-name="表格2.A2" office:value-type="string">
            <text:p text:style-name="P31">音乐痴迷者</text:p>
          </table:table-cell>
          <table:table-cell table:style-name="表格2.A2" office:value-type="string">
            <text:p text:style-name="P29">痴迷于某一类或几类细分类型音乐，或是某个歌星、乐队，或是追求极致的音乐品质</text:p>
          </table:table-cell>
          <table:table-cell table:style-name="表格2.A2" office:value-type="string">
            <text:p text:style-name="P33">系统<text:span text:style-name="T105">的高使用量用户，不需要有专业的音乐水平 ，但大多都有一定的特别的音乐鉴赏水平，受教育程度不限，年龄不限，但拥有基本的计算机操作水平。</text:span></text:p>
          </table:table-cell>
          <table:table-cell table:style-name="表格2.D2" office:value-type="string">
            <text:p text:style-name="P35"><text:span text:style-name="T39">（1）</text:span>可以播放音乐</text:p>
            <text:p text:style-name="P35">（2）可以扫描识别本地音乐</text:p>
            <text:p text:style-name="P35">（3）在线听歌、<text:span text:style-name="T25">观看MV</text:span></text:p>
            <text:p text:style-name="P35">（4）关键字搜索音乐</text:p>
            <text:p text:style-name="P35">（5）可下载音乐</text:p>
            <text:p text:style-name="P35">（6）<text:span text:style-name="T39">管理音乐</text:span></text:p>
            <text:p text:style-name="P35">（<text:span text:style-name="T54">7</text:span>）<text:span text:style-name="T25">界面友好易用</text:span></text:p>
            <text:p text:style-name="P35">（8）保护个人隐私权</text:p>
            <text:p text:style-name="P35">（9）可以分享音乐</text:p>
            <text:p text:style-name="P35">（10）创建自己的歌<text:span text:style-name="T63">单</text:span></text:p>
            <text:p text:style-name="P35">（11）<text:span text:style-name="T54">系统音乐类型广泛</text:span></text:p>
          </table:table-cell>
        </table:table-row>
        <table:table-row>
          <table:table-cell table:style-name="表格2.A2" office:value-type="string">
            <text:p text:style-name="P32">歌手</text:p>
          </table:table-cell>
          <table:table-cell table:style-name="表格2.A2" office:value-type="string">
            <text:p text:style-name="P36">将音乐作为一种职业<text:span text:style-name="T104">，并且已经签约唱片公司。通过唱片公司在不同的平台上发布自己的歌曲。一般分为美声、民族、流行等演唱派系。</text:span></text:p>
          </table:table-cell>
          <table:table-cell table:style-name="表格2.A2" office:value-type="string">
            <text:p text:style-name="P39">系统高使用<text:span text:style-name="T105">量用户中的一种特殊群体。一般拥有高专业的音乐水平、较高的音乐教育、基本或者更高的计算机操作水平。年龄不限。</text:span></text:p>
          </table:table-cell>
          <table:table-cell table:style-name="表格2.D2" office:value-type="string">
            <text:p text:style-name="P34">（<text:span text:style-name="T70">1</text:span>）上传和管理自己的音乐、歌单</text:p>
            <text:p text:style-name="P34">（<text:span text:style-name="T70">2</text:span>）自己的音乐可供用户播放</text:p>
            <text:p text:style-name="P34">（3）可获取上传音乐的试听量、用户行为</text:p>
          </table:table-cell>
        </table:table-row>
        <table:table-row table:style-name="表格2.5">
          <table:table-cell table:style-name="表格2.A2" office:value-type="string">
            <text:p text:style-name="P30">创作者</text:p>
          </table:table-cell>
          <table:table-cell table:style-name="表格2.A2" office:value-type="string">
            <text:p text:style-name="P37">有较高的音乐水平<text:span text:style-name="T97">，可能是作词人、作曲人、或者独立音乐人等拥有上传音乐到系统权限的</text:span><text:span text:style-name="T100">个人</text:span><text:span text:style-name="T99">，</text:span>通过系统将自己创作的音乐资源<text:span text:style-name="T97">（可以是歌曲、纯音乐、歌曲）</text:span>上传到系统<text:span text:style-name="T93">的人</text:span>。</text:p>
          </table:table-cell>
          <table:table-cell table:style-name="表格2.A2" office:value-type="string">
            <text:p text:style-name="P39">系统高使用<text:span text:style-name="T105">量用户中的另一种特殊群体。一般拥有较专业的音乐水平、较高的音乐教育、较高的计算机操作水平。年龄不限。</text:span></text:p>
          </table:table-cell>
          <table:table-cell table:style-name="表格2.D2" office:value-type="string">
            <text:p text:style-name="P34"><text:span text:style-name="T28"><text:s/>(</text:span><text:span text:style-name="T27">1</text:span><text:span text:style-name="T28">)上传和管理自己</text:span><text:span text:style-name="T29">的音乐</text:span></text:p>
            <text:p text:style-name="P34">（<text:span text:style-name="T62">2</text:span>）通过自己的音乐获利</text:p>
            <text:p text:style-name="P34"><text:span text:style-name="T26">（</text:span><text:span text:style-name="T27">3</text:span><text:span text:style-name="T26">）可获取用户购买数据</text:span></text:p>
            <text:p text:style-name="P34">（4）可获取上传音乐的试听<text:span text:style-name="T30">量、用户行为</text:span></text:p>
          </table:table-cell>
        </table:table-row>
        <table:table-row table:style-name="表格2.6">
          <table:table-cell table:style-name="表格2.A2" office:value-type="string">
            <text:p text:style-name="P28">系统管理员</text:p>
          </table:table-cell>
          <table:table-cell table:style-name="表格2.A2" office:value-type="string">
            <text:p text:style-name="P47">负责管理系统的数据（包括：广告、音乐资源、账户数据等）。</text:p>
          </table:table-cell>
          <table:table-cell table:style-name="表格2.A2" office:value-type="string">
            <text:p text:style-name="P39">系统<text:span text:style-name="T106">的间接用户。是系统不可缺少的用户。拥有较高的计算机操作水平、拥有较高的教育水平和领域知识。</text:span></text:p>
          </table:table-cell>
          <table:table-cell table:style-name="表格2.D2" office:value-type="string">
            <text:p text:style-name="P34"/>
          </table:table-cell>
        </table:table-row>
        <table:table-row table:style-name="表格2.7">
          <table:table-cell table:style-name="表格2.A2" office:value-type="string">
            <text:p text:style-name="P28">系统支持者</text:p>
          </table:table-cell>
          <table:table-cell table:style-name="表格2.A2" office:value-type="string">
            <text:p text:style-name="P47">负责支持系统的功能、行为的正常运行（包括：系统运营、维护、测试等）。</text:p>
          </table:table-cell>
          <table:table-cell table:style-name="表格2.A2" office:value-type="string">
            <text:p text:style-name="P39">系统<text:span text:style-name="T106">的间接用户。是系统正常运行不可缺少的支持用户。拥有较高的计算机操作水平、较高的教育水平和领域知识。</text:span></text:p>
          </table:table-cell>
          <table:table-cell table:style-name="表格2.D2" office:value-type="string">
            <text:p text:style-name="P34"/>
          </table:table-cell>
        </table:table-row>
      </table:table>
      <text:p text:style-name="P43"/>
      <text:p text:style-name="P43"/>
      <text:p text:style-name="P43"/>
      <text:p text:style-name="P7"/>
      <text:h text:style-name="P50" text:outline-level="1"><text:bookmark-start text:name="__RefHeading___Toc10705_442179093"/><text:soft-page-break/><text:span text:style-name="T94">5.</text:span>涉众角色概<text:span text:style-name="T42">括：</text:span><text:bookmark-end text:name="__RefHeading___Toc10705_442179093"/></text:h>
      <text:p text:style-name="P4"><text:tab/><text:tab/><text:span text:style-name="T42">1. 代表用户</text:span></text:p>
      <text:p text:style-name="P4"><text:tab/><text:tab/><text:span text:style-name="T42">2. 愿景人</text:span></text:p>
      <text:p text:style-name="P4"><text:tab/><text:tab/><text:span text:style-name="T50">3. 支持工作组成员</text:span></text:p>
      <text:p text:style-name="P4"><text:tab/><text:tab/><text:span text:style-name="T50">4. 系统资源来源方</text:span></text:p>
      <text:p text:style-name="P4"><text:s text:c="9"/><text:span text:style-name="T83">5. 资助人</text:span></text:p>
      <text:p text:style-name="P4"><text:s text:c="9"/><text:span text:style-name="T83">6.客户代表方</text:span></text:p>
      <text:p text:style-name="P4"><text:tab/><text:tab/></text:p>
      <text:p text:style-name="P4"/>
      <text:p text:style-name="P4"><text:bookmark-start text:name="__RefHeading___Toc10707_442179093"/><text:tab/>涉众角色简介：<text:bookmark-end text:name="__RefHeading___Toc10707_442179093"/></text:p>
      <text:p text:style-name="P4"><text:tab/><text:tab/>名字<text:span text:style-name="T42">：代表用户</text:span></text:p>
      <text:p text:style-name="P4"><text:tab/><text:tab/>简要描述：代表<text:span text:style-name="T46">了系统的大部分实际用户。是系统需求的主要来源。</text:span></text:p>
      <text:p text:style-name="P4"><text:tab/><text:tab/>责任：负责<text:span text:style-name="T47">将用户群体的理解带到项目团队，并从项目团队将信息传播给其余的用户。</text:span></text:p>
      <text:p text:style-name="P4"><text:tab/><text:tab/>参与：参与项目<text:span text:style-name="T47">起始阶段的需求研讨会，一个长期的用户代表将进行用况建模和其他需求活动。</text:span></text:p>
      <text:p text:style-name="P4"><text:tab/><text:tab/>代表<text:span text:style-name="T47">性</text:span>用户<text:span text:style-name="T42">：技术用户，标准用户</text:span></text:p>
      <text:p text:style-name="P4"/>
      <text:p text:style-name="P4"/>
      <text:p text:style-name="P4"><text:tab/><text:tab/>名字<text:span text:style-name="T42">：愿景人</text:span></text:p>
      <text:p text:style-name="P4"><text:tab/><text:tab/>简要描述：代表<text:span text:style-name="T49">了一个项目的决策者。</text:span></text:p>
      <text:p text:style-name="P4"><text:tab/><text:tab/>责任：负责确保作出系统范围<text:span text:style-name="T48">的适当决策，并确保项目最初的业务目标得以满足。</text:span></text:p>
      <text:p text:style-name="P4"><text:tab/><text:tab/>参与：参与项目<text:span text:style-name="T47">起始阶段的需求研讨会，以及后续的设计、编码实现。</text:span></text:p>
      <text:p text:style-name="P4"><text:tab/><text:tab/>代表<text:span text:style-name="T47">性</text:span>用户<text:span text:style-name="T42">：开发人员</text:span></text:p>
      <text:p text:style-name="P4"/>
      <text:p text:style-name="P4"/>
      <text:p text:style-name="P4"><text:tab/><text:tab/>名字<text:span text:style-name="T42">：支持工作组成员</text:span></text:p>
      <text:p text:style-name="P4"><text:tab/><text:tab/>简要描述：主要<text:span text:style-name="T51">由代表用户管理，为受新系统影响的支持和运营人员而创建。</text:span></text:p>
      <text:p text:style-name="P4"><text:tab/><text:tab/>责任：负责系统<text:span text:style-name="T51">的运营、管理，支持工作组成员会每月碰一次面讨论新系统的需求和进度。</text:span></text:p>
      <text:p text:style-name="P4"><text:tab/><text:tab/>参与：参与项目<text:span text:style-name="T47">起始阶段的需求研讨会，以及后续组织的各个项目活动。</text:span></text:p>
      <text:p text:style-name="P4"><text:tab/><text:tab/>代表<text:span text:style-name="T47">性</text:span>用户<text:span text:style-name="T42">：提供系统服务的用户，开发人员</text:span></text:p>
      <text:p text:style-name="P4"/>
      <text:p text:style-name="P4"/>
      <text:p text:style-name="P4"><text:soft-page-break/><text:tab/><text:tab/>名字<text:span text:style-name="T42">：系统资源来源方</text:span></text:p>
      <text:p text:style-name="P4"><text:tab/><text:tab/>简要描述：<text:span text:style-name="T52">是系统的间接涉众。为系统提供支持功能所需要的资源，比如音乐、广告等。</text:span></text:p>
      <text:p text:style-name="P4"><text:tab/><text:tab/>责任：负责提供可<text:span text:style-name="T52">供</text:span>使用<text:span text:style-name="T52">的</text:span>资源<text:span text:style-name="T52">。</text:span></text:p>
      <text:p text:style-name="P4"><text:tab/><text:tab/>参与：参与项目<text:span text:style-name="T47">起始阶段的需求研讨会，以及后续组织的各个项目活动。</text:span></text:p>
      <text:p text:style-name="P4"><text:tab/><text:tab/>代表<text:span text:style-name="T47">性</text:span>用户<text:span text:style-name="T42">：</text:span></text:p>
      <text:p text:style-name="P4"/>
      <text:p text:style-name="P4"/>
      <text:p text:style-name="P4"/>
      <text:p text:style-name="P4"><text:s text:c="8"/>名字<text:span text:style-name="T42">：资助人</text:span></text:p>
      <text:p text:style-name="P4"><text:tab/> <text:s text:c="5"/>简要描述：<text:span text:style-name="T84">对项目进行投资，支持项目的进一步进行。</text:span></text:p>
      <text:p text:style-name="P4"><text:tab/> <text:s text:c="5"/>责任：负责确保投资<text:span text:style-name="T84">的金额。</text:span></text:p>
      <text:p text:style-name="P4"><text:tab/> <text:s text:c="5"/>参与：参与项目<text:span text:style-name="T47">起始阶段的需求研讨会。</text:span></text:p>
      <text:p text:style-name="P4"/>
      <text:p text:style-name="P4"/>
      <text:p text:style-name="P4"><text:s text:c="8"/>名字<text:span text:style-name="T42">：客户代表方</text:span></text:p>
      <text:p text:style-name="P4"><text:tab/> <text:s text:c="5"/>简要描述：代表<text:span text:style-name="T49">了一个项目的客户方。</text:span></text:p>
      <text:p text:style-name="P4"><text:tab/> <text:s text:c="5"/>责任：负责确保提出相关要求<text:span text:style-name="T48">，并确保项目最初的业务目标得以满足。</text:span></text:p>
      <text:p text:style-name="P4"><text:tab/> <text:s text:c="5"/>参与：参与项目<text:span text:style-name="T47">起始阶段的需求研讨会。</text:span></text:p>
      <text:p text:style-name="P4"><text:tab/> <text:s text:c="5"/>代表<text:span text:style-name="T47">性</text:span>用户<text:span text:style-name="T42">：客户</text:span></text:p>
      <text:p text:style-name="P9"/>
      <text:p text:style-name="P1"/>
      <text:p text:style-name="P1"/>
      <text:p text:style-name="P1"/>
      <text:p text:style-name="P1"/>
      <text:p text:style-name="P6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34">SH00<text:span text:style-name="T55">1</text:span></text:p>
          </table:table-cell>
          <table:table-cell table:style-name="表格3.A1" office:value-type="string">
            <text:p text:style-name="P34">喜<text:span text:style-name="T53">好者</text:span></text:p>
          </table:table-cell>
          <table:table-cell table:style-name="表格3.A1" office:value-type="string">
            <text:p text:style-name="P34">系统实际用户<text:span text:style-name="T36">，喜好音乐，把音乐作为自己生活和工作的背景和陪伴，不特定某类音乐类型</text:span></text:p>
          </table:table-cell>
          <table:table-cell table:style-name="表格3.D1" office:value-type="string">
            <text:p text:style-name="P35"><text:span text:style-name="T39">（1）</text:span>可以播放音乐</text:p>
            <text:p text:style-name="P35">（2）可以扫描识别本地音乐</text:p>
            <text:p text:style-name="P35">（3）在线听歌</text:p>
            <text:p text:style-name="P35">（<text:span text:style-name="T43">4</text:span>）<text:span text:style-name="T31">操作简单，易用</text:span></text:p>
            <text:p text:style-name="P35"><text:span text:style-name="T31">（</text:span><text:span text:style-name="T25">5）</text:span><text:span text:style-name="T32">关键字搜索音乐</text:span></text:p>
            <text:p text:style-name="P35"><text:span text:style-name="T31">（</text:span><text:span text:style-name="T25">6）可下载音乐</text:span></text:p>
          </table:table-cell>
        </table:table-row>
        <table:table-row>
          <table:table-cell table:style-name="表格3.A2" office:value-type="string">
            <text:p text:style-name="P34">SH00<text:span text:style-name="T55">2</text:span></text:p>
          </table:table-cell>
          <table:table-cell table:style-name="表格3.A2" office:value-type="string">
            <text:p text:style-name="P34">音乐痴迷者</text:p>
          </table:table-cell>
          <table:table-cell table:style-name="表格3.A2" office:value-type="string">
            <text:p text:style-name="P34">系统实际用户<text:span text:style-name="T36">，痴迷于某一类或几类细分类型音乐，或是某个歌星、乐队，或是追求极致的</text:span><text:soft-page-break/><text:span text:style-name="T36">音乐品质</text:span></text:p>
          </table:table-cell>
          <table:table-cell table:style-name="表格3.D2" office:value-type="string">
            <text:p text:style-name="P35"><text:span text:style-name="T39">（1）</text:span>可以播放音乐</text:p>
            <text:p text:style-name="P35">（2）可以扫描识别本地音乐</text:p>
            <text:p text:style-name="P35">（3）在线听歌、<text:span text:style-name="T25">观看MV</text:span></text:p>
            <text:p text:style-name="P35">（4）关键字搜索音乐</text:p>
            <text:p text:style-name="P35"><text:soft-page-break/>（5）可下载音乐</text:p>
            <text:p text:style-name="P35">（6）<text:span text:style-name="T39">管理音乐</text:span></text:p>
            <text:p text:style-name="P35">（<text:span text:style-name="T54">7</text:span>）<text:span text:style-name="T25">界面友好易用</text:span></text:p>
            <text:p text:style-name="P35">（8）保护个人隐私权</text:p>
            <text:p text:style-name="P35">（9）可以分享音乐</text:p>
            <text:p text:style-name="P35">（10）创建自己的歌<text:span text:style-name="T63">单</text:span></text:p>
            <text:p text:style-name="P35">（11）<text:span text:style-name="T54">系统音乐类型广泛</text:span></text:p>
          </table:table-cell>
        </table:table-row>
        <table:table-row>
          <table:table-cell table:style-name="表格3.A2" office:value-type="string">
            <text:p text:style-name="P34">SH00<text:span text:style-name="T55">3</text:span></text:p>
          </table:table-cell>
          <table:table-cell table:style-name="表格3.A2" office:value-type="string">
            <text:p text:style-name="P34">业余音乐人</text:p>
          </table:table-cell>
          <table:table-cell table:style-name="表格3.A2" office:value-type="string">
            <text:p text:style-name="P34">系统实际用户<text:span text:style-name="T36">，业余爱好者中的专业音乐人，或者在专业学习音乐的过程中，讲究专业水准</text:span></text:p>
          </table:table-cell>
          <table:table-cell table:style-name="表格3.D2" office:value-type="string">
            <text:p text:style-name="P34">（<text:span text:style-name="T70">1</text:span>）上传和管理自己的音乐、歌单</text:p>
            <text:p text:style-name="P34">（<text:span text:style-name="T70">2</text:span>）自己的音乐可供用户播放</text:p>
            <text:p text:style-name="P34">（3）可获取上传音乐的试听量、用户行为</text:p>
          </table:table-cell>
        </table:table-row>
        <table:table-row>
          <table:table-cell table:style-name="表格3.A2" office:value-type="string">
            <text:p text:style-name="P35">SH00<text:span text:style-name="T55">4</text:span></text:p>
          </table:table-cell>
          <table:table-cell table:style-name="表格3.A2" office:value-type="string">
            <text:p text:style-name="P35">专业音乐<text:span text:style-name="T56">人</text:span></text:p>
          </table:table-cell>
          <table:table-cell table:style-name="表格3.A2" office:value-type="string">
            <text:p text:style-name="P34">系统实际用户<text:span text:style-name="T36">，专业音乐工作者，大多以音乐谋生</text:span></text:p>
          </table:table-cell>
          <table:table-cell table:style-name="表格3.D2" office:value-type="string">
            <text:p text:style-name="P34"><text:span text:style-name="T28"><text:s/>(</text:span><text:span text:style-name="T27">1</text:span><text:span text:style-name="T28">)上传和管理自己</text:span><text:span text:style-name="T29">的音乐</text:span></text:p>
            <text:p text:style-name="P34">（<text:span text:style-name="T62">2</text:span>）通过自己的音乐获利</text:p>
            <text:p text:style-name="P34"><text:span text:style-name="T26">（</text:span><text:span text:style-name="T27">3</text:span><text:span text:style-name="T26">）可获取用户购买数据</text:span></text:p>
            <text:p text:style-name="P34">（4）可获取上传音乐的试听<text:span text:style-name="T30">量、用户行为</text:span></text:p>
          </table:table-cell>
        </table:table-row>
      </table:table>
      <text:p text:style-name="P41"/>
      <text:p text:style-name="Text_20_body"/>
      <text:p text:style-name="Text_20_body">名字<text:span text:style-name="T1">：标准用户</text:span></text:p>
      <text:p text:style-name="P6"><text:tab/>简要描述<text:span text:style-name="T1">：系统的实际用户，受系统的开发结果影响严重。他们喜好音乐，把音乐作为自己生活和工作<text:tab/><text:tab/><text:tab/> <text:s text:c="3"/>的背景和陪伴，喜欢某一类或多类音乐类型</text:span></text:p>
      <text:p text:style-name="P6"><text:tab/>涉众代表<text:span text:style-name="T1">：待进一步确认</text:span></text:p>
      <text:p text:style-name="P6"><text:tab/>特征<text:span text:style-name="T45">：系统的实际使用者，系统用户主要组成部分。年龄、性格、听歌爱好不限，通常不容易受潮流、<text:tab/><text:tab/> <text:s text:c="3"/>时尚和市场影响</text:span></text:p>
      <text:p text:style-name="P6"><text:tab/>能力<text:span text:style-name="T45">：具有基础的计算机操作水平、音乐鉴赏能力。</text:span></text:p>
      <text:p text:style-name="P6"><text:tab/></text:p>
      <text:p text:style-name="P6"><text:tab/></text:p>
      <text:p text:style-name="P6"/>
      <text:p text:style-name="P6"><text:tab/>名字<text:span text:style-name="T1">：专业用户</text:span></text:p>
      <text:p text:style-name="P6"><text:tab/>简要描述<text:span text:style-name="T1">：系统的实际用户，受系统的开发结果影响严重。可能是业余爱好者中的专业音乐人，或者是 <text:s/><text:tab/><text:tab/><text:tab/> <text:s text:c="4"/>专业学习音乐的人，或是专业的音乐工作者</text:span></text:p>
      <text:p text:style-name="P6"><text:tab/>涉众代表<text:span text:style-name="T1">：待进一步确认</text:span></text:p>
      <text:p text:style-name="P6"><text:tab/>特征<text:span text:style-name="T45">：系统的实际使用者，系统用户主要组成部分。年龄、性格、听歌爱好不限，通常容易受潮流、时<text:tab/><text:tab/> <text:s text:c="4"/>尚和市场影响</text:span></text:p>
      <text:p text:style-name="P6"><text:tab/>能力<text:span text:style-name="T45">：具有较高的计算机操作水平、音乐鉴赏能力。讲究音乐专业水准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仿宋_GBK2" svg:font-family="方正仿宋_GBK" style:font-adornments="粗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size="12pt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name-asian="方正仿宋_GBK1" style:font-family-asian="方正仿宋_GBK" style:font-style-name-asian="标准" style:font-pitch-asian="variable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30%" fo:font-weight="bold" style:font-name-asian="方正仿宋_GBK2" style:font-family-asian="方正仿宋_GBK" style:font-style-name-asian="粗体" style:font-pitch-asian="variable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fo:font-size="10.5pt" style:font-name-asian="方正仿宋_GBK1" style:font-family-asian="方正仿宋_GBK" style:font-style-name-asian="标准" style:font-pitch-asian="variable" style:font-size-asian="10.5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标题1" style:family="paragraph" style:parent-style-name="Heading_20_1" style:default-outline-level="" style:list-style-name="">
      <style:paragraph-properties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9cm" fo:margin-right="2.01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07:21.804002045</meta:creation-date>
    <dc:date>2018-04-10T19:56:52.731814435</dc:date>
    <meta:editing-duration>P1DT2H6M17S</meta:editing-duration>
    <meta:editing-cycles>133</meta:editing-cycles>
    <meta:generator>LibreOffice/5.4.1.2$Linux_X86_64 LibreOffice_project/ea7cb86e6eeb2bf3a5af73a8f7777ac570321527</meta:generator>
    <meta:document-statistic meta:table-count="3" meta:image-count="0" meta:object-count="0" meta:page-count="9" meta:paragraph-count="326" meta:word-count="5071" meta:character-count="5705" meta:non-whitespace-character-count="5308"/>
  </office:meta>
</office:document-meta>
</file>